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  <style:paragraph-properties fo:margin-top="0in" fo:margin-bottom="0in"/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Text_20_body" style:list-style-name="L56">
      <style:paragraph-properties fo:margin-top="0in" fo:margin-bottom="0in"/>
    </style:style>
    <style:style style:name="P65" style:family="paragraph" style:parent-style-name="Text_20_body" style:list-style-name="L57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59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61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62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6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9-15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<text:span text:style-name="Source_Text">CRTL + Enter</text:span>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Source_Text">CTRL + 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Source_Text">-&gt;</text:span>’ ou ‘<text:span text:style-name="Source_Text">&lt;-</text:span>’.<text:line-break/></text:p>
        </text:list-item>
        <text:list-item>
          <text:p text:style-name="P10">Atribuição de <text:span text:style-name="T1">funções</text:span> utilizar o sinal ‘<text:span text:style-name="Source_Text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Source_Text">Help</text:span>.<text:line-break/></text:p>
        </text:list-item>
        <text:list-item>
          <text:p text:style-name="P15">Sintaxe:<text:line-break/><text:span text:style-name="Source_Text">?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Source_Text">summary()</text:span>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Source_Text">data.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Source_Text">summary(nome_variavel)</text:span>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<text:span text:style-name="Source_Text">class()</text:span>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Source_Text">class(argumento)</text:span>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<text:span text:style-name="Source_Text">str()</text:span>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Source_Text">str(argumento)</text:span>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Source_Text">as.integer(variavel)</text:span>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<text:span text:style-name="Source_Text">as.interger(variavel)</text:span> faz truncamente. CUIDADO!!!<text:line-break/></text:p>
            </text:list-item>
            <text:list-item>
              <text:p text:style-name="P34">Para fazer arredondamento, usar a função <text:span text:style-name="Source_Text">round(variavel, qtd_decimal)</text:span>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p text:style-name="Pagebreak"/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ra tipar uma variável (ou determinado vetor) como <text:span text:style-name="T1">factor</text:span> basta usar a função <text:span text:style-name="Source_Text">as.factor(argumento)</text:span>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Source_Text">summary(vetor)</text:span>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Source_Text">L &lt;- variavel_1 &lt; variavel_2</text:span><text:line-break/></text:p>
        </text:list-item>
      </text:list>
      <text:p text:style-name="Pagebreak"/>
      <text:h text:style-name="Heading_20_3" text:outline-level="3"><text:bookmark-start text:name="data---date"/>8.1.5 Data - date<text:bookmark-end text:name="data---date"/></text:h>
      <text:list text:style-name="L32">
        <text:list-item>
          <text:p text:style-name="P40">O pacote <text:span text:style-name="Source_Text">lubridate</text:span> perimite o acesso ao tipo <text:span text:style-name="Source_Text">date</text:span> (data) e funções para se trabalhar com esse tipo de variável.<text:line-break/></text:p>
        </text:list-item>
        <text:list-item>
          <text:p text:style-name="P40">Normalmente passamos uma variável do tipo <text:span text:style-name="T1">character</text:span>, no formato de data (ex.: 2006-05-29), para o tipo <text:span text:style-name="T1">date</text:span>.<text:line-break/></text:p>
        </text:list-item>
        <text:list-item>
          <text:p text:style-name="P40">Podemos passar do tipo <text:span text:style-name="T1">char</text:span> para o tipo <text:span text:style-name="T1">date</text:span> através das funções:<text:line-break/></text:p>
          <text:list text:style-name="L33">
            <text:list-item>
              <text:p text:style-name="P41"><text:span text:style-name="Source_Text">date(variável_chr)</text:span><text:line-break/>Converte variável do tipo <text:span text:style-name="Source_Text">chr</text:span> em tipo <text:span text:style-name="Source_Text">date</text:span>.<text:line-break/>Ex.: <text:span text:style-name="Source_Text">data_date &lt;- date(data_string)</text:span><text:line-break/></text:p>
            </text:list-item>
            <text:list-item>
              <text:p text:style-name="P41"><text:span text:style-name="Source_Text">as_date(variável_chr)</text:span><text:line-break/></text:p>
            </text:list-item>
            <text:list-item>
              <text:p text:style-name="P41"><text:span text:style-name="Source_Text">as.Date(variável_chr)</text:span><text:line-break/>Função da base do <text:span text:style-name="T1">R</text:span> para converter variável do tipo <text:span text:style-name="Source_Text">chr</text:span> em tipo <text:span text:style-name="Source_Text">date</text:span>.<text:line-break/></text:p>
            </text:list-item>
            <text:list-item>
              <text:p text:style-name="P41"><text:span text:style-name="Source_Text">dmy(variável_chr)</text:span><text:line-break/>Converte variável <text:span text:style-name="Source_Text">chr</text:span> no formato <text:span text:style-name="Source_Text">date</text:span> (dia, mês e ano).<text:line-break/>Ex. formato: <text:span text:style-name="Source_Text">21-10-2015</text:span>.<text:line-break/></text:p>
            </text:list-item>
            <text:list-item>
              <text:p text:style-name="P41"><text:span text:style-name="Source_Text">mdy(variável_chr)</text:span><text:line-break/>Converte variável <text:span text:style-name="Source_Text">chr</text:span> no formato <text:span text:style-name="Source_Text">date</text:span> (mês, dia e ano).<text:line-break/>Ex. formato: <text:span text:style-name="Source_Text">10-21-2015</text:span>.<text:line-break/></text:p>
            </text:list-item>
            <text:list-item>
              <text:p text:style-name="P41"><text:span text:style-name="Source_Text">myd(variável_chr)</text:span><text:line-break/>Converte variável <text:span text:style-name="Source_Text">chr</text:span> no formato <text:span text:style-name="Source_Text">date</text:span> (mês, ano e dia).<text:line-break/>Ex. formato: <text:span text:style-name="Source_Text">10-2015-21</text:span>.<text:line-break/></text:p>
            </text:list-item>
            <text:list-item>
              <text:p text:style-name="P41"><text:span text:style-name="Source_Text">ymd(variável_chr)</text:span><text:line-break/>Converte variável <text:span text:style-name="Source_Text">chr</text:span> no formato <text:span text:style-name="Source_Text">date</text:span> (ano, mês e dia).<text:line-break/>Ex. formato: <text:span text:style-name="Source_Text">2015-10-21</text:span>.<text:line-break/></text:p>
            </text:list-item>
            <text:list-item>
              <text:p text:style-name="P41"><text:span text:style-name="Source_Text">ydm(variável_chr)</text:span><text:line-break/>Converte variável <text:span text:style-name="Source_Text">chr</text:span> no formato <text:span text:style-name="Source_Text">date</text:span> (ano, dia e mês).<text:line-break/>Ex. formato: <text:span text:style-name="Source_Text">2015-21-10</text:span>.<text:line-break/></text:p>
            </text:list-item>
          </text:list>
        </text:list-item>
        <text:list-item>
          <text:p text:style-name="P40">Sintaxe:<text:line-break/><text:span text:style-name="Source_Text">data &lt;- as.Date(variável_char)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4">
        <text:list-item>
          <text:p text:style-name="P42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2">Sintaxe (exemplo):<text:line-break/><text:span text:style-name="Source_Text">as.factor(variavel)</text:span><text:line-break/></text:p>
          <text:list text:style-name="L35">
            <text:list-item>
              <text:p text:style-name="P43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6">
        <text:list-item>
          <text:p text:style-name="P44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4">O retorno é “<text:span text:style-name="T2">TRUE</text:span>” ou “<text:span text:style-name="T2">FALSE</text:span>”.</text:p>
        </text:list-item>
        <text:list-item>
          <text:p text:style-name="P44">Sintaxe (exemplo):<text:line-break/><text:span text:style-name="Source_Text">is.factor(variavel)</text:span><text:line-break/></text:p>
          <text:list text:style-name="L37">
            <text:list-item>
              <text:p text:style-name="P45">Retorna “<text:span text:style-name="T2">TRUE</text:span>” se verdadeiro, o tipo da variavel for factor.<text:line-break/></text:p>
            </text:list-item>
            <text:list-item>
              <text:p text:style-name="P45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8">
        <text:list-item>
          <text:p text:style-name="P46">Vetores são variaves que aguardam diversos valores de mesmo tipo.<text:line-break/></text:p>
        </text:list-item>
        <text:list-item>
          <text:p text:style-name="P46">No <text:span text:style-name="T1">R</text:span> o vetor é criado a partir da função <text:span text:style-name="Source_Text">c()</text:span>.<text:line-break/></text:p>
        </text:list-item>
        <text:list-item>
          <text:p text:style-name="P46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6"><text:span text:style-name="T2">length</text:span> indica o tamanho do vetor, o numero de elementos dentro do vetor.<text:line-break/></text:p>
        </text:list-item>
        <text:list-item>
          <text:p text:style-name="P46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6">Sintaxe (exemplo):<text:line-break/><text:span text:style-name="Source_Text">c(10,5,8,...)</text:span><text:line-break/></text:p>
        </text:list-item>
        <text:list-item>
          <text:p text:style-name="P46">Acessando um valor dentro de uma vetor, uso a notaçao:<text:line-break/><text:span text:style-name="Source_Text">nome_do_vetor[posição]</text:span><text:line-break/></text:p>
        </text:list-item>
      </text:list>
      <text:h text:style-name="Heading_20_2" text:outline-level="2"><text:bookmark-start text:name="lista"/>9.2 Lista<text:bookmark-end text:name="lista"/></text:h>
      <text:list text:style-name="L39">
        <text:list-item>
          <text:p text:style-name="P47">Listas sao os objetos R que contem elementos de diferentes tipos (diferente do vetor), como _ numeros, strings, vetores e outra lista dentro dela.<text:line-break/></text:p>
        </text:list-item>
        <text:list-item>
          <text:p text:style-name="P47">Uma lista tambem pode conter uma matriz ou uma funcao como seus elementos.<text:line-break/></text:p>
        </text:list-item>
        <text:list-item>
          <text:p text:style-name="P47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7">A lista e criada usando a funçãoo <text:span text:style-name="Source_Text">list()</text:span>.<text:line-break/></text:p>
        </text:list-item>
        <text:list-item>
          <text:p text:style-name="P47">Sintaxe (exemplo):<text:line-break/><text:span text:style-name="Source_Text">list(azul, 10, c(5,8,9), ...)</text:span><text:line-break/></text:p>
        </text:list-item>
        <text:list-item>
          <text:p text:style-name="P47">Acessando um valor dentro de uma lista.<text:line-break/></text:p>
          <text:list text:style-name="L40">
            <text:list-item>
              <text:p text:style-name="P48">Notaçao:<text:line-break/><text:span text:style-name="Source_Text">nome_da_lista [[posição]]</text:span><text:line-break/></text:p>
            </text:list-item>
            <text:list-item>
              <text:p text:style-name="P48">Caso tenha uma lista ou vetor dentro de algum elemento:<text:line-break/><text:span text:style-name="Source_Text">nome_da_lista [[posição]][posição_dento_da_lista_ou_vetor_do_element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41">
        <text:list-item>
          <text:p text:style-name="P49">Vetor com duas dimensões.<text:line-break/></text:p>
        </text:list-item>
        <text:list-item>
          <text:p text:style-name="P49">A matriz aceita só um tipo de dado, assim como vetores.<text:line-break/></text:p>
        </text:list-item>
        <text:list-item>
          <text:p text:style-name="P49">Caso entrar com dados de diversos <text:span text:style-name="T2">tipos</text:span>, ela se transforma numa matriz não numerica para comportar.<text:line-break/></text:p>
        </text:list-item>
        <text:list-item>
          <text:p text:style-name="P49">Criar uma matriz:<text:line-break/><text:span text:style-name="Source_Text">variavel &lt;- matrix(data = NA, nrow = 1, ncol = 1, byrow = FALSE, dimnames = NULL)</text:span><text:line-break/></text:p>
          <text:list text:style-name="L42">
            <text:list-item>
              <text:p text:style-name="P50"><text:span text:style-name="T1">data</text:span> = inserir dados, incluir listas ou vetores.<text:line-break/><text:span text:style-name="Source_Text">data = c(vetor1,vetor2,vetor3)</text:span><text:line-break/></text:p>
            </text:list-item>
            <text:list-item>
              <text:p text:style-name="P50"><text:span text:style-name="T1">nrow</text:span> = numero de linhas.<text:line-break/></text:p>
            </text:list-item>
            <text:list-item>
              <text:p text:style-name="P50"><text:span text:style-name="T1">ncol</text:span> = numero de colunas.<text:line-break/></text:p>
            </text:list-item>
            <text:list-item>
              <text:p text:style-name="P50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0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Source_Text">dimnames = list(c("lx","ly","lz"),c("c1","c2","c3"))</text:span><text:line-break/></text:p>
            </text:list-item>
          </text:list>
        </text:list-item>
        <text:list-item>
          <text:p text:style-name="P49">Adicionando registros/linhas, usar a função <text:span text:style-name="Source_Text">rbind()</text:span>.<text:line-break/><text:span text:style-name="Source_Text">rbind(vetor1,vetor2,...)</text:span><text:line-break/></text:p>
        </text:list-item>
        <text:list-item>
          <text:p text:style-name="P49">Adicionando campos/colunas, usar a função <text:span text:style-name="Source_Text">cbind()</text:span>.<text:line-break/><text:span text:style-name="Source_Text">cbind(vetor1,vetor2,...)</text:span><text:line-break/></text:p>
        </text:list-item>
        <text:list-item>
          <text:p text:style-name="P49">Acessando dados dentro da matriz:<text:line-break/></text:p>
          <text:list text:style-name="L43">
            <text:list-item>
              <text:p text:style-name="P51">Acessando um elemento:<text:line-break/><text:span text:style-name="Source_Text">variavel_da_matrix [linha, coluna]</text:span><text:line-break/></text:p>
            </text:list-item>
            <text:list-item>
              <text:p text:style-name="P51">Acessando uma linha:<text:line-break/><text:span text:style-name="Source_Text">variavel_da_matrix [linha,]</text:span><text:line-break/></text:p>
            </text:list-item>
            <text:list-item>
              <text:p text:style-name="P51">Acessando uma coluna:<text:line-break/><text:span text:style-name="Source_Text">variavel_da_matrix [, coluna]</text:span>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4">
        <text:list-item>
          <text:p text:style-name="P52">Na tabela de dados podemos ter dois ou mais <text:span text:style-name="T2">tipos</text:span> de dados misturados, sendo uma coluna/campo para cada tipo.<text:line-break/></text:p>
        </text:list-item>
        <text:list-item>
          <text:p text:style-name="P52">Criando um data.frame a partir de vetores:<text:line-break/><text:span text:style-name="Source_Text">variavel_df &lt;- data.frame(nome_vetor1,nome_vetor2,...)</text:span><text:line-break/></text:p>
          <text:list text:style-name="L45">
            <text:list-item>
              <text:p text:style-name="P53">O nome das veriaveis dos vetores serão o nome dos campos/colunas.<text:line-break/></text:p>
            </text:list-item>
          </text:list>
        </text:list-item>
        <text:list-item>
          <text:p text:style-name="P52">Acessando dados dentro do <text:span text:style-name="Source_Text">data.frame</text:span>:<text:line-break/></text:p>
          <text:list text:style-name="L46">
            <text:list-item>
              <text:p text:style-name="P54">Acessando um campo inteiro, pode usar o nome do campo:<text:line-break/></text:p>
              <text:list text:style-name="L47">
                <text:list-item>
                  <text:p text:style-name="P55">retorna o vetor dos dados, com o <text:span text:style-name="T2">tipo</text:span> <text:span text:style-name="Source_Text">data.frame</text:span>.<text:line-break/><text:span text:style-name="Source_Text">nome_do_df[numero_da_coluna]</text:span><text:line-break/></text:p>
                </text:list-item>
                <text:list-item>
                  <text:p text:style-name="P55">retorna o vetor com os dados, com o <text:span text:style-name="T2">tipo</text:span> original da coluna.<text:line-break/><text:span text:style-name="Source_Text">nome_do_df$nome_do_campo</text:span><text:line-break/></text:p>
                </text:list-item>
              </text:list>
            </text:list-item>
            <text:list-item>
              <text:p text:style-name="P54">Acessando um elemento:<text:line-break/><text:span text:style-name="Source_Text">nome_do_df[linha, coluna]</text:span><text:line-break/></text:p>
            </text:list-item>
            <text:list-item>
              <text:p text:style-name="P54">Acessando uma linha:<text:line-break/><text:span text:style-name="Source_Text">nome_do_df[linha,]</text:span><text:line-break/></text:p>
            </text:list-item>
          </text:list>
        </text:list-item>
        <text:list-item>
          <text:p text:style-name="P52">Excluindo uma coluna:<text:line-break/><text:span text:style-name="Source_Text">nome_do_df$nome_coluna &lt;- NULL</text:span><text:line-break/></text:p>
        </text:list-item>
        <text:list-item>
          <text:p text:style-name="P52">Inserindo uma nova coluna:<text:line-break/><text:span text:style-name="Source_Text">nome_do_df$nome_nova_coluna &lt;- 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8">
        <text:list-item>
          <text:p text:style-name="P56">Para apresentar os dados no console, basta penas chamar o nome da variavel com o dado armazenado.<text:line-break/><text:span text:style-name="Source_Text">nome_da_variavel</text:span><text:line-break/></text:p>
        </text:list-item>
        <text:list-item>
          <text:p text:style-name="P56">A função <text:span text:style-name="T1">VIEW</text:span> é usada para visualização de dados em formato planilha.<text:line-break/><text:span text:style-name="Source_Text">VIEW(variavel_matriz/data.frame)</text:span>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9">
        <text:list-item>
          <text:p text:style-name="P57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50">
        <text:list-item>
          <text:p text:style-name="P58">Acessar dados:<text:line-break/></text:p>
          <text:list text:style-name="L51">
            <text:list-item>
              <text:p text:style-name="P59">Acessar um elemento em determinada posição.<text:line-break/><text:span text:style-name="Source_Text">nome_vetor[posição_do_elemento]</text:span><text:line-break/></text:p>
            </text:list-item>
            <text:list-item>
              <text:p text:style-name="P59">Acessar todos os elementos, menos determinada posição.<text:line-break/><text:span text:style-name="Source_Text">nome_vetor[ -posição_do_elemento_excluido]</text:span><text:line-break/></text:p>
            </text:list-item>
            <text:list-item>
              <text:p text:style-name="P59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Source_Text">nome_vetor[posição1:posição2]</text:span><text:line-break/></text:p>
            </text:list-item>
            <text:list-item>
              <text:p text:style-name="P59">Acessando a posição final do vetor com ajuda da função <text:span text:style-name="T1">length</text:span>() (devolve o tamanho do vetor, ou seja, a ultima posição).<text:line-break/><text:span text:style-name="Source_Text">nome_vetor[ posição1:length(nome_vetor)]</text:span><text:line-break/></text:p>
            </text:list-item>
            <text:list-item>
              <text:p text:style-name="P59">Acessando posição determinada atraves de operação matematica.<text:line-break/><text:span text:style-name="Source_Text">nome_vetor[ length(nome_vetor)-2:length(nome_vetor)]</text:span><text:line-break/></text:p>
            </text:list-item>
            <text:list-item>
              <text:p text:style-name="P59">Acessando dados atraves de condições.<text:line-break/><text:span text:style-name="Source_Text">nome_vetor[nome_vetor==condição]</text:span><text:line-break/><text:span text:style-name="Source_Text">nome_vetor[nome_vetor!=condição]</text:span><text:line-break/><text:span text:style-name="Source_Text">nome_vetor[nome_vetor&gt;condição]</text:span><text:line-break/><text:span text:style-name="Source_Text">nome_vetor[nome_vetor&lt;=condição]</text:span><text:line-break/></text:p>
            </text:list-item>
          </text:list>
        </text:list-item>
        <text:list-item>
          <text:p text:style-name="P58">Observação:<text:line-break/></text:p>
          <text:list text:style-name="L52">
            <text:list-item>
              <text:p text:style-name="P60">A função <text:span text:style-name="Source_Text">length()</text:span>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3">
        <text:list-item>
          <text:p text:style-name="P61">Acessar dados:<text:line-break/></text:p>
          <text:list text:style-name="L54">
            <text:list-item>
              <text:p text:style-name="P62">Acessando coluna/campo pelo numero da posição:<text:line-break/><text:span text:style-name="Source_Text">df[numero_da_coluna]</text:span><text:line-break/></text:p>
            </text:list-item>
            <text:list-item>
              <text:p text:style-name="P62">Acessando registro pelo numero da linha:<text:line-break/><text:span text:style-name="Source_Text">df[numero_da_linha,]</text:span><text:line-break/></text:p>
            </text:list-item>
            <text:list-item>
              <text:p text:style-name="P62">Acessando intervalo de colunas (posições inclusas):<text:line-break/><text:span text:style-name="Source_Text">df[numero_da_coluna_inicial:numero_da_coluna_final]</text:span><text:line-break/></text:p>
            </text:list-item>
            <text:list-item>
              <text:p text:style-name="P62">Acessando intervalo de linhas (posições inclusas):<text:line-break/><text:span text:style-name="Source_Text">df[numero_da_linha_inicial:numero_da_linha_final,]</text:span><text:line-break/></text:p>
            </text:list-item>
            <text:list-item>
              <text:p text:style-name="P62">Excluindo uma coluna do filtro:<text:line-break/><text:span text:style-name="Source_Text">df[-numero_da_coluna]</text:span><text:line-break/></text:p>
            </text:list-item>
            <text:list-item>
              <text:p text:style-name="P62">Juntando linha e coluna para acessar dados:<text:line-break/><text:span text:style-name="Source_Text">df[numero_linha,numero_coluna]</text:span><text:line-break/></text:p>
            </text:list-item>
            <text:list-item>
              <text:p text:style-name="P62">Acessando determinado registro de intervalo de colunas:<text:line-break/><text:span text:style-name="Source_Text">df[numero_linha,numero_da_coluna_inicial:numero_da_coluna_final]</text:span><text:line-break/></text:p>
            </text:list-item>
            <text:list-item>
              <text:p text:style-name="P62">Acessando registro, excluindo determinada coluna:<text:line-break/><text:span text:style-name="Source_Text">df[numero_lina,-numero_coluna]</text:span><text:line-break/></text:p>
            </text:list-item>
            <text:list-item>
              <text:p text:style-name="P62">Acessando intervalo de linhas e colunas:<text:line-break/><text:span text:style-name="Source_Text">df[numero_da_linha_inicial:numero_da_linha_final,numero_da_coluna_inicial:numero_da_coluna_final]</text:span><text:line-break/></text:p>
            </text:list-item>
            <text:list-item>
              <text:p text:style-name="P62">Excluindo deversas colunas do filtro:<text:line-break/><text:span text:style-name="Source_Text">df[c(-numero_coluna1,-numero_coluna2,-numero_coluna3,...)]</text:span><text:line-break/></text:p>
            </text:list-item>
          </text:list>
        </text:list-item>
        <text:list-item>
          <text:p text:style-name="P61">Filtro por nome da coluna:<text:line-break/></text:p>
          <text:list text:style-name="L55">
            <text:list-item>
              <text:p text:style-name="P63">Acessando um elemento da coluna:<text:line-break/><text:span text:style-name="Source_Text">df$nome_coluna[numero_registro]</text:span><text:line-break/></text:p>
            </text:list-item>
            <text:list-item>
              <text:p text:style-name="P63">Acessando um intervalo de registro:<text:line-break/><text:span text:style-name="Source_Text">df$nome_coluna[numero_registro_inicial:numero_registro_final]</text:span><text:line-break/></text:p>
            </text:list-item>
            <text:list-item>
              <text:p text:style-name="P63">Acessar determinados registros usando operador lógico:<text:line-break/><text:span text:style-name="Source_Text">df$nome_coluna[valor==condiçã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6">
        <text:list-item>
          <text:p text:style-name="P64"><text:span text:style-name="T1">IF</text:span><text:line-break/></text:p>
          <text:list text:style-name="L57">
            <text:list-item>
              <text:p text:style-name="P65">“<text:span text:style-name="T1">Se</text:span> algo é verdade, faça isso…”<text:line-break/></text:p>
            </text:list-item>
            <text:list-item>
              <text:p text:style-name="P65"><text:span text:style-name="T1">Se</text:span> uma <text:span text:style-name="T2">condição</text:span> for verdadeira algo deve ser executado. </text:p>
            </text:list-item>
            <text:list-item>
              <text:p text:style-name="P65">Sintaxe:<text:line-break/></text:p>
            </text:list-item>
          </text:list>
          <text:p text:style-name="P66">if (condição){</text:p>
          <text:p text:style-name="P67">operção</text:p>
          <text:p text:style-name="P68">}</text:p>
        </text:list-item>
        <text:list-item>
          <text:p text:style-name="P64"><text:span text:style-name="T1">ELSE</text:span><text:line-break/></text:p>
          <text:list text:style-name="L58">
            <text:list-item>
              <text:p text:style-name="P69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9">O <text:span text:style-name="T1">else</text:span> faz algo se a condição do <text:span text:style-name="T1">if</text:span> não for atendido.<text:line-break/></text:p>
            </text:list-item>
            <text:list-item>
              <text:p text:style-name="P69">Sintaxe:<text:line-break/></text:p>
            </text:list-item>
          </text:list>
          <text:p text:style-name="P70">if (condição){</text:p>
          <text:p text:style-name="P71">operação1</text:p>
          <text:p text:style-name="P72">} else {</text:p>
          <text:p text:style-name="P73">operação2</text:p>
          <text:p text:style-name="P74">}</text:p>
        </text:list-item>
        <text:list-item>
          <text:p text:style-name="P64"><text:span text:style-name="T1">ELSE IF</text:span><text:line-break/></text:p>
          <text:list text:style-name="L59">
            <text:list-item>
              <text:p text:style-name="P75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5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5">Podem existir varios <text:span text:style-name="T1">else if</text:span>.<text:line-break/></text:p>
            </text:list-item>
            <text:list-item>
              <text:p text:style-name="P75">Sintaxe:<text:line-break/></text:p>
            </text:list-item>
          </text:list>
          <text:p text:style-name="P76">if (condição1){</text:p>
          <text:p text:style-name="P77">operação1</text:p>
          <text:p text:style-name="P78">} else if (condição2){</text:p>
          <text:p text:style-name="P79">operação2</text:p>
          <text:p text:style-name="P80">} else {</text:p>
          <text:p text:style-name="P81">operação3</text:p>
          <text:p text:style-name="P82">}</text:p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60">
        <text:list-item>
          <text:p text:style-name="P83">“Para cada posição do <text:span text:style-name="T2">vetor</text:span> faça isso…”<text:line-break/></text:p>
        </text:list-item>
        <text:list-item>
          <text:p text:style-name="P83"><text:span text:style-name="T1">FOR</text:span> é usado para percorre um <text:span text:style-name="T2">vetor</text:span>.<text:line-break/></text:p>
        </text:list-item>
        <text:list-item>
          <text:p text:style-name="P83">A variavel <text:span text:style-name="T2">i</text:span> é incrementada a cada loop.<text:line-break/></text:p>
        </text:list-item>
        <text:list-item>
          <text:p text:style-name="P83">Sintaxe:<text:line-break/></text:p>
        </text:list-item>
      </text:list>
      <text:p text:style-name="P84">for (i in vetor){</text:p>
      <text:p text:style-name="P85">operação</text:p>
      <text:p text:style-name="P86">}</text:p>
      <text:h text:style-name="Heading_20_2" text:outline-level="2"><text:bookmark-start text:name="loop-while"/>12.3 Loop <text:span text:style-name="T1">WHILE</text:span><text:bookmark-end text:name="loop-while"/></text:h>
      <text:list text:style-name="L61">
        <text:list-item>
          <text:p text:style-name="P87">“Enquanto a condição for verdadeira, execute…”<text:line-break/></text:p>
        </text:list-item>
        <text:list-item>
          <text:p text:style-name="P87">Executa o loop enquanto uma determinada <text:span text:style-name="T2">condição</text:span> (operção lógica) for verdadeira.<text:line-break/></text:p>
        </text:list-item>
        <text:list-item>
          <text:p text:style-name="P87">Sintaxe:<text:line-break/></text:p>
        </text:list-item>
      </text:list>
      <text:p text:style-name="P88">while(condição){</text:p>
      <text:p text:style-name="P89">operção</text:p>
      <text:p text:style-name="P90">}</text:p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2">
        <text:list-item>
          <text:p text:style-name="P91">Criar funções tem o objeto de evitar ter que reescrever varias vezes as mesmas instruções, abreviar esse trabalho.<text:line-break/></text:p>
        </text:list-item>
        <text:list-item>
          <text:p text:style-name="P91">Uma função é um conjunto de instruções organizadas em conjunto para executar uma tarefa específica.<text:line-break/></text:p>
        </text:list-item>
        <text:list-item>
          <text:p text:style-name="P91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91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91">A instrução <text:span text:style-name="T1">return</text:span>() devolve o <text:span text:style-name="T2">argumento</text:span> para fora da função.<text:line-break/></text:p>
        </text:list-item>
        <text:list-item>
          <text:p text:style-name="P91">Sintaxe:<text:line-break/></text:p>
        </text:list-item>
      </text:list>
      <text:p text:style-name="P92">nome_da_função &lt;- function(parametro_1,...){</text:p>
      <text:p text:style-name="P93">instruções</text:p>
      <text:p text:style-name="P94">print(variavel)</text:p>
      <text:p text:style-name="P95">return (variavel_argumento)</text:p>
      <text:p text:style-name="P96">}</text:p>
      <text:h text:style-name="Heading_20_2" text:outline-level="2"><text:bookmark-start text:name="print"/>13.2 Print<text:bookmark-end text:name="print"/></text:h>
      <text:list text:style-name="L63">
        <text:list-item>
          <text:p text:style-name="P97">A função <text:span text:style-name="T1">print</text:span>(<text:span text:style-name="T2">argumento</text:span>) imprime seu argumento na tela.<text:line-break/></text:p>
        </text:list-item>
        <text:list-item>
          <text:p text:style-name="P97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Source_Text">print(variavel)</text:span>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Curso de R básico</dc:title>
    <dc:description/>
    <dc:subject/>
    <meta:keyword/>
    <meta:initial-creator>Sergio Pedro R Oliveira</meta:initial-creator>
    <dc:creator>Sergio Pedro R Oliveira</dc:creator>
    <meta:creation-date>2023-09-15T18:29:53Z</meta:creation-date>
    <dc:date>2023-09-15T18:29:53Z</dc:date>
    <meta:user-defined meta:name="date" meta:value-type="string">2023-09-1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